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pal length</text:p>
          </table:table-cell>
          <table:table-cell office:value-type="string" calcext:value-type="string">
            <text:p>sepal wid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iris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2.9" calcext:value-type="float">
            <text:p>2,9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4.4" calcext:value-type="float">
            <text:p>4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3.8" calcext:value-type="float">
            <text:p>3,8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3" calcext:value-type="float">
            <text:p>3,3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4" calcext:value-type="float">
            <text:p>3,4</text:p>
          </table:table-cell>
          <table:table-cell office:value-type="float" office:value="1.9" calcext:value-type="float">
            <text:p>1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,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.4" calcext:value-type="float">
            <text:p>3,4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.2" calcext:value-type="float">
            <text:p>3,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4.1" calcext:value-type="float">
            <text:p>4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1" calcext:value-type="float">
            <text:p>3,1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3.8" calcext:value-type="float">
            <text:p>3,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Iris-setosa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id" number:country="ID">
      <loext:text> Rp</loext:text>
      <loext:fill-character> </loext:fill-character>
      <number:text>-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d" number:country="ID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ad ALKADRI</meta:initial-creator>
    <dc:creator>Ahmad ALKADRI</dc:creator>
    <meta:creation-date>2019-08-13T08:58:20</meta:creation-date>
    <dc:date>2019-08-13T09:24:54</dc:date>
    <meta:generator>LibreOffice/6.2.0.3$MacOSX_X86_64 LibreOffice_project/98c6a8a1c6c7b144ce3cc729e34964b47ce25d62</meta:generator>
    <meta:document-statistic meta:table-count="1" meta:cell-count="2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